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1da843"/>
    </style:style>
    <style:style style:name="T2" style:family="text">
      <style:text-properties officeooo:rsid="0020fdb8"/>
    </style:style>
    <style:style style:name="T3" style:family="text">
      <style:text-properties officeooo:rsid="0022497a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3">0.10.3 (</text:span><text:span text:style-name="T1">M1</text:span><text:span text:style-name="T2">7</text:span><text:span text:style-name="T3">)</text:span></text:p>
      <text:p text:style-name="Standard">Date: <text:date style:data-style-name="N84" text:date-value="2023-08-31T17:54:45.916694928">2023-08-31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2.5.2$Linux_X86_64 LibreOffice_project/499f9727c189e6ef3471021d6132d4c694f357e5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93" meta:non-whitespace-character-count="1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